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  <table:table-row table:style-name="ro1">
          <table:table-cell/>
          <table:table-cell office:value-type="string" calcext:value-type="string">
            <text:p>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rel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s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n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ook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razi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bin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mp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r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rate_5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troug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ay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itching_po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sawbu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_count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4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three-barrels</text:p>
          </table:table-cell>
        </table:table-row>
        <table:table-row table:style-name="ro1">
          <table:table-cell/>
          <table:table-cell office:value-type="string" calcext:value-type="string">
            <text:p>baske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uc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and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pl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woo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lamp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plat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nka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or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wood_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alchemy_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blacksmith_forg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cooking_cauldro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room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amm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o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ck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tchfor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rak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cyth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hovel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ick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cross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dagg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grimo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quiver_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hiel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taf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wa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orch_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spider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-n518</text:p>
          </table:table-cell>
          <table:table-cell office:value-type="string" calcext:value-type="string">
            <text:p>https://opengameart.org/content/spider-2</text:p>
          </table:table-cell>
        </table:table-row>
        <table:table-row table:style-name="ro1">
          <table:table-cell/>
          <table:table-cell office:value-type="string" calcext:value-type="string">
            <text:p>werewolf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TripleSnail</text:p>
          </table:table-cell>
          <table:table-cell office:value-type="string" calcext:value-type="string">
            <text:p>https://opengameart.org/content/warwol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00/00/00</text:date>, <text:time style:data-style-name="N2" text:time-value="23:03:20.045517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7-28T23:05:12.655075662</dc:date>
    <meta:editing-duration>P1DT12H26M22S</meta:editing-duration>
    <meta:editing-cycles>37</meta:editing-cycles>
    <meta:document-statistic meta:table-count="1" meta:cell-count="639" meta:object-count="0"/>
  </office:meta>
</office:document-meta>
</file>